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 style:family="paragraph" style:parent-style-name="Standard">
      <style:paragraph-properties fo:margin-left="0in" fo:margin-right="0in" fo:text-align="justify" style:justify-single-word="false" fo:text-indent="0in" style:auto-text-indent="false"/>
    </style:style>
    <style:style style:name="P3" style:family="paragraph" style:parent-style-name="Standard">
      <style:paragraph-properties fo:margin-left="0in" fo:margin-right="0in" fo:text-align="justify" style:justify-single-word="false" fo:text-indent="0in" style:auto-text-indent="false"/>
      <style:text-properties fo:font-style="italic" style:font-style-asian="italic"/>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urvey of the State of the Art in Natural Language Generation: Core tasks, applications and evaluation:</text:span></text:p>
      <text:p text:style-name="P1"/>
      <text:p text:style-name="P2"><text:span text:style-name="T1">Chapter 1</text:span></text:p>
      <text:p text:style-name="P2"/>
      <text:p text:style-name="P2">A few motivation stories of automatically generated works. Text-to-text task is a broader one and contains e.g. machine translation and post-editing. Data-to-text is used for generating mostly reports. I find the idea of “targeted reports” interesting. One can image whole articles, which are generated according to expected sentiment. NLG can be distinguished by the tipes of input. The survery focuses first on data-driven methods, then advances due to synergy between NLG and other research areas and lastly on evaluation. </text:p>
      <text:p text:style-name="P2"/>
      <text:p text:style-name="P2"><text:span text:style-name="T1">Chapter 2</text:span></text:p>
      <text:p text:style-name="P2"/>
      <text:p text:style-name="P2">There are six-levels of subproblems regarding the NLG pipeline. It starts with data and ends with text related questions.</text:p>
      <text:p text:style-name="P2">Content determination includes filtering of relevant information in the sense of picking things, which can be relevant. The dependencies are not clear, however. Alignment between relevant information and text is not clear and it may be heavily dependent on e.g. prior reader knowledge.</text:p>
      <text:p text:style-name="P2">Text structuring deals with ordering of information. It is better to start with and introduction and more general ideas and then dive into details. Because of this it is sometimes reffered to as discourse structuring.</text:p>
      <text:p text:style-name="P2">Sentence aggregation deals with reduction of sentences. Up until now roughly every information unit corresponded to one sentence, which is however undesirable. The information units can be condensed together so that the reader is not overwhelmed by details and repetition.</text:p>
      <text:p text:style-name="P2">Lexicalisation is the first step in text generation. I think of it similar to the deep syntax, except less structured and less formal. The issue of lexical word choice is a difficult one.</text:p>
      <text:p text:style-name="P2">Referring expression generation seems like a very small subtask, but receives a lot of attention. It focuses on the creation of referring expression, noun phrases which identify some individual objects.</text:p>
      <text:p text:style-name="P2">Linguistic realisation is the last step of the whole stack. It can be done based on already existing templates, recursive templates (grammar) or statistical approaches. The last approach can be further dividen based on the significance of data driven decisions. It can either be used to only filter the outputs of previous two approaches or can be used in the proposal system itself.</text:p>
      <text:p text:style-name="P2"/>
      <text:p text:style-name="P2"><text:span text:style-name="T1">Chapter 3</text:span></text:p>
      <text:p text:style-name="P2"/>
      <text:p text:style-name="P2">The most common NLG architectures are Modular, Planning and Integrated/Global, with the later being the most dominant at the moment.</text:p>
      <text:p text:style-name="P2">Modular approach is usually split into three pipeline components: Text Planner (content selection, text structuring), Sentence Planner (sentence aggregation, lexicalisation, referring expression generation) and Realizer (linguistic realisation). In other terms it can be described as: analysis, transformation, synthesis. </text:p>
      <text:p text:style-name="P2">Planning-based approach is more goal oriented. In classical AI planning is modelled as necessary preconditions and effects. This mechanism can be used also for NLG if the terms represent e.g. discourse or topic properties. As opposed to this rule based approach, it can also be done statiscially using reinforcement learning. In this context generation is done internally via a Markov decision process and thus the transitions can be estimated using reinforcement values.</text:p>
      <text:p text:style-name="P2">The review reports, that as in other fields, deep approaches reemerged in practice and are dominant for certain tasks. This signifies a move from information-text alignment approaches to intergrated/global ones.</text:p>
      <text:p text:style-name="P2"/>
      <text:p text:style-name="P2"/>
      <text:p text:style-name="P2"><text:span text:style-name="T1">Interesting excerpts:</text:span></text:p>
      <text:p text:style-name="P2"><text:soft-page-break/><text:span text:style-name="T2"><text:s/>...informing need not be the exclusive goal of nlg. Nor is it a trivial goal in itself, since in order to successfully impart information, a system needs to select what to say, distinguishing it from what can be easily inferred (possibly also depending on the target user), before expessing it coherently</text:span></text:p>
      <text:p text:style-name="P3"/>
      <text:p text:style-name="P2"><text:span text:style-name="T2">As researchers begin to define complex architectures that ‘self-organise’ during training by minimising a loss function, it might turn out that different components of such architectures acquire core representations pertaining to different aspects of the problem at hand. This raises the question whether such representations could be reusable, in the same way that the layers of deep convolutional networks in computer vision learn representations at different levels of granularity which turn out to be reusable in a range of tas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657" meta:character-count="4320" meta:non-whitespace-character-count="3679"/>
    <meta:generator>LibreOfficeDev/6.0.5.2$Linux_X86_64 LibreOffice_project/</meta:generator>
  </office:meta>
</office:document-meta>
</file>